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8" style:parent-style-name="CommentText" style:family="paragraph">
      <style:paragraph-properties fo:text-align="start" fo:text-indent="0in"/>
    </style:style>
    <style:style style:name="T3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4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4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4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5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46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47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8" style:parent-style-name="Normal" style:family="paragraph">
      <style:paragraph-properties fo:text-align="start" fo:text-indent="0in"/>
    </style:style>
    <style:style style:name="T4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1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5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5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5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5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5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5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5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59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6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6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6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64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6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6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6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69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7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paragraph-properties fo:text-align="start" fo:text-indent="0.4916in"/>
    </style:style>
    <style:style style:name="T73" style:parent-style-name="DefaultParagraphFont" style:family="text">
      <style:text-properties style:font-name-complex="Calibri" fo:font-size="12pt" style:font-size-asian="12pt" style:font-size-complex="12pt"/>
    </style:style>
    <style:style style:name="P74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7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7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7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0" style:parent-style-name="Normal" style:family="paragraph">
      <style:paragraph-properties fo:text-align="start" fo:text-indent="0in"/>
    </style:style>
    <style:style style:name="T8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 was approved by the Ethics Committee of the medical faculty of the Christian-Albrechts-University of Kiel, Germany (record identification: D 446/23). In accordance with the Declaration of Helsinki, informed written consent was obtained from all participants.</text:p>
      <text:p text:style-name="P5">Study design</text:p>
      <text:p text:style-name="P6"/>
      <text:p text:style-name="P7">TMT Part A and B</text:p>
      <text:p text:style-name="P8">After EEG cap procedure</text:p>
      <text:p text:style-name="P9">EEG measures during rte, oddball, n-back A and B, pvt, and resting state (closed eyes and open eyes)</text:p>
      <text:p text:style-name="P10">After EEG cap was taken off<text:s/></text:p>
      <text:p text:style-name="P11">Questionnaires: PSQI, Facit-F, Hads-A and Hads-D</text:p>
      <text:p text:style-name="P12">Since this thesis focuses on behavioral and EEG data obtained from the TMT, n-back, pvt, resting state, and questionnaires, the rte and the oddball task will not be further explained.<text:s/></text:p>
      <text:p text:style-name="P13">In addition, MoCA score was measured in a previous study.<text:s/></text:p>
      <text:p text:style-name="P14">Cognitive tasks</text:p>
      <text:p text:style-name="P15"><text:tab/>MoCA</text:p>
      <text:p text:style-name="P16">TMT Part A and B</text:p>
      <text:p text:style-name="P17">N-Back Part A and B</text:p>
      <text:p text:style-name="P18">PVT</text:p>
      <text:p text:style-name="P19">Questionnaires</text:p>
      <text:p text:style-name="P20"><text:tab/>PSQI</text:p>
      <text:p text:style-name="P21"><text:tab/>HADS-A and HADS-D</text:p>
      <text:p text:style-name="P22"><text:tab/>FACIT-F</text:p>
      <text:p text:style-name="P23"><text:span text:style-name="T24">The 13-item Functional Assessment of Chronic Illness The</text:span><text:span text:style-name="T25">ra</text:span><text:span text:style-name="T26">py (FACIT)-Fatigue Scale<text:s/></text:span><text:span text:style-name="T27">(Version 4)<text:s/></text:span><text:span text:style-name="T28">was used to assess self-reported fatigue</text:span><text:span text:style-name="T29"><text:s/>and its impact on daily activities and functions</text:span><text:span text:style-name="T30"><text:s/>(Yellen et al., 1997)</text:span><text:span text:style-name="T31">.<text:s/></text:span><text:span text:style-name="T32">While it was originally developed for cancer-related fatigue (, it has been shown, that the FACIT-F is a reliable and valid measure of fatigue across various health conditions, making it a widely used tool for both clinical practice and research</text:span><text:span text:style-name="T33"><text:s/>(Tinsley, Macklin, Korzenik &amp; Sands, 2011;<text:s/></text:span><text:span text:style-name="T34">.<text:s/></text:span><text:span text:style-name="T35"><text:s/></text:span><text:span text:style-name="T36">This questionnaire<text:s/></text:span><text:span text:style-name="T37"><office:annotation office:name="0" xml:id="1096330583"><dc:creator>Janka Hauffe</dc:creator><dc:date>2024-07-27T09:35:00</dc:date><meta:creator-initials>JH</meta:creator-initials><text:p text:style-name="P38">Zwei mal uses, schlimm?</text:p></office:annotation>u</text:span><text:span text:style-name="T39">ses</text:span><text:span text:style-name="CommentReference"><office:annotation-end office:name="0"/></text:span><text:span text:style-name="T40"><text:s/>a five-point Likert scale, with total<text:s/></text:span><text:soft-page-break/><text:span text:style-name="T41">scores ranging from 0 (severe fatigue) to 52 (no fatigue). Scores ≤30 indicate clinically significant fatigue, based on general population data.</text:span></text:p>
      <text:p text:style-name="P42"/>
      <text:p text:style-name="P43">(Fatigue was assessed using the Functional Assessment of Chronic Illness Therapy (FACIT)-Fatigue scale, a<text:s/>reliable, validated and a widely-used<text:s/>13-item questionnaire across various health conditions.<text:s/>The items<text:s/>are<text:s/>rated on<text:s/>a five-point Likert scale, with total scores ranging from 0 (severe fatigue) to 52 (no fatigue). Scores ≤30 indicate clinically significant fatigue, based on general population data.<text:s/>)</text:p>
      <text:p text:style-name="P44">Subject</text:p>
      <text:p text:style-name="P45">In total 79 participants were tested in the experiment.<text:s/></text:p>
      <text:p text:style-name="P46">How many with PCS and without PCS? Age in total, in these two groups (youngest, oldest also relevant?. Inclusion criteria (here or where?). Gender all, in those two groups. <text:s/></text:p>
      <text:p text:style-name="P47">Cluster analysis</text:p>
      <text:p text:style-name="P48"><text:span text:style-name="T49"><text:tab/>Goal of cluster analysis<text:s/></text:span><text:span text:style-name="T50">(here or introduction?)</text:span></text:p>
      <text:p text:style-name="P51">Ausgewählte Variablen</text:p>
      <text:p text:style-name="P52">At first, all cognitive data, after reduced to tmt and pvt, why?<text:s/></text:p>
      <text:p text:style-name="P53">Only include if good reason to think they will define the clusters</text:p>
      <text:p text:style-name="P54">Irrelevant or masking variables should be excluded if possible</text:p>
      <text:p text:style-name="P55">At first n-back included, later excluded since<text:line-break/><text:tab/>MoCA excluded, since ..<text:s/></text:p>
      <text:p text:style-name="P56">Missing values were excluded (the participant was excluded if one missing value in rte, pvt or n-back task.)</text:p>
      <text:p text:style-name="P57">Ausgewählte Objekte</text:p>
      <text:p text:style-name="P58">All participants, some where excluded due to missing data or didn’t understand n-back Task<text:s/></text:p>
      <text:p text:style-name="P59">How many objects/participants left?</text:p>
      <text:p text:style-name="P60">Gegebenenfalls die eingesetzten Datentransformationen</text:p>
      <text:p text:style-name="P61">z-transformation</text:p>
      <text:p text:style-name="P62">standardisation<text:s/></text:p>
      <text:p text:style-name="P63">winsorizing<text:s/></text:p>
      <text:p text:style-name="P64">Gewählte (Un-)Ähnlichkeitsmaß</text:p>
      <text:p text:style-name="P65">Quadrierte(?) euklidische Distanzmaß<text:s/></text:p>
      <text:soft-page-break/>
      <text:p text:style-name="P66">Ausgewählte Verfahren (genaue Bezeichnung)</text:p>
      <text:p text:style-name="P67">Ward-method<text:s/></text:p>
      <text:p text:style-name="P68">Eingesetzes Computerprogramm (inkl. Versionsnummer)</text:p>
      <text:p text:style-name="P69">R<text:s/></text:p>
      <text:p text:style-name="P70">Technische Voreinstellungen</text:p>
      <text:p text:style-name="P71">Verwendete Kriterien zur Bestimmung der Clusteranzahl</text:p>
      <text:p text:style-name="P72"><text:span text:style-name="T73">Inhaltlich, da zwei verschiedene Gruppen. Later 4 because of k-means<text:s/></text:span></text:p>
      <text:p text:style-name="P74">Durchgeführte Stabilitätsprüfung</text:p>
      <text:p text:style-name="P75">Für ausgewählze Clusteranzahl noch drei weitere Analysen mit dem Complete-, Single- und Weighted-Average-Linkage gerechnet. Die Übereinstimmung wurde mittels des adjustierten Randindex (Hubert und Arabie 1985) beurteilt.<text:s/></text:p>
      <text:p text:style-name="P76">Auch: Wechsel des Algorithmus und Veränderung Gruppenzahl (Ein Cluster bleibt gleich)</text:p>
      <text:p text:style-name="P77">Durchgeführte Validitätsprüfung<text:s/></text:p>
      <text:p text:style-name="P78">Zur Validitätsprüfung wurde auf Variablen Z1, Z2 usw. zurückgeriffen</text:p>
      <text:p text:style-name="P79">EEG<text:s/>Recording and Analysis</text:p>
      <text:p text:style-name="P80"><text:span text:style-name="T81">For each group (withPCS and wi</text:span><text:span text:style-name="T82">thoutPCS), 5 min of resting state with eyes open (EO_RS) and 5 min of resting state with eyes closed (EC_RS) were recorded using high-density EEG (Hd-EEG). Hd-EEG signals were collected using the 128-channel actiCap System (Brain Product</text:span><text:span text:style-name="T83">s GmbH, Munich, Germany) with electrodes positioned at the site of the 10-10 EEG International System, with a sampling frequency of 5 kHz and referenced to the FCz electrod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7T07:39:00Z</dc:date>
    <meta:template xlink:href="Normal.dotm" xlink:type="simple"/>
    <meta:editing-cycles>9</meta:editing-cycles>
    <meta:editing-duration>PT0S</meta:editing-duration>
    <meta:user-defined meta:name="GrammarlyDocumentId">8aae616a-024f-4016-9886-9149baed4a93</meta:user-defined>
    <meta:document-statistic meta:page-count="3" meta:paragraph-count="66" meta:word-count="607" meta:character-count="4146" meta:row-count="87" meta:non-whitespace-character-count="3605"/>
  </office:meta>
</office:document-meta>
</file>